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9da" officeooo:paragraph-rsid="000b89da"/>
    </style:style>
    <style:style style:name="P2" style:family="paragraph" style:parent-style-name="Standard">
      <style:text-properties officeooo:rsid="000ead66" officeooo:paragraph-rsid="000ead66"/>
    </style:style>
    <style:style style:name="P3" style:family="paragraph" style:parent-style-name="Standard">
      <style:text-properties officeooo:rsid="000ff6a7" officeooo:paragraph-rsid="000ff6a7"/>
    </style:style>
    <style:style style:name="P4" style:family="paragraph" style:parent-style-name="Standard">
      <style:text-properties officeooo:rsid="000ff6a7" officeooo:paragraph-rsid="00197ce9"/>
    </style:style>
    <style:style style:name="P5" style:family="paragraph" style:parent-style-name="Standard">
      <style:text-properties officeooo:rsid="0014b2ea" officeooo:paragraph-rsid="0014b2ea"/>
    </style:style>
    <style:style style:name="P6" style:family="paragraph" style:parent-style-name="Standard">
      <style:text-properties officeooo:rsid="001dd340" officeooo:paragraph-rsid="001dd340"/>
    </style:style>
    <style:style style:name="P7" style:family="paragraph" style:parent-style-name="Standard">
      <style:text-properties officeooo:rsid="001dd340" officeooo:paragraph-rsid="00236a2a"/>
    </style:style>
    <style:style style:name="P8" style:family="paragraph" style:parent-style-name="Standard">
      <style:text-properties officeooo:rsid="0027ac76" officeooo:paragraph-rsid="0027ac76"/>
    </style:style>
    <style:style style:name="P9" style:family="paragraph" style:parent-style-name="Standard">
      <style:text-properties officeooo:rsid="002b7aed" officeooo:paragraph-rsid="002b7aed"/>
    </style:style>
    <style:style style:name="P10" style:family="paragraph" style:parent-style-name="Standard">
      <style:text-properties officeooo:rsid="0027ac76" officeooo:paragraph-rsid="002be588"/>
    </style:style>
    <style:style style:name="P11" style:family="paragraph" style:parent-style-name="Standard">
      <style:text-properties officeooo:rsid="0027ac76" officeooo:paragraph-rsid="0031cfa3"/>
    </style:style>
    <style:style style:name="P12" style:family="paragraph" style:parent-style-name="Standard">
      <style:text-properties officeooo:rsid="0027ac76" officeooo:paragraph-rsid="00321523"/>
    </style:style>
    <style:style style:name="T1" style:family="text">
      <style:text-properties officeooo:rsid="000cccd7"/>
    </style:style>
    <style:style style:name="T2" style:family="text">
      <style:text-properties officeooo:rsid="000ff6a7"/>
    </style:style>
    <style:style style:name="T3" style:family="text">
      <style:text-properties officeooo:rsid="00108d81"/>
    </style:style>
    <style:style style:name="T4" style:family="text">
      <style:text-properties officeooo:rsid="0012bffb"/>
    </style:style>
    <style:style style:name="T5" style:family="text">
      <style:text-properties officeooo:rsid="0014b2ea"/>
    </style:style>
    <style:style style:name="T6" style:family="text">
      <style:text-properties officeooo:rsid="0014d908"/>
    </style:style>
    <style:style style:name="T7" style:family="text">
      <style:text-properties officeooo:rsid="00197ce9"/>
    </style:style>
    <style:style style:name="T8" style:family="text">
      <style:text-properties officeooo:rsid="001a5172"/>
    </style:style>
    <style:style style:name="T9" style:family="text">
      <style:text-properties officeooo:rsid="001aefdd"/>
    </style:style>
    <style:style style:name="T10" style:family="text">
      <style:text-properties officeooo:rsid="001cd2c6"/>
    </style:style>
    <style:style style:name="T11" style:family="text">
      <style:text-properties officeooo:rsid="001e6765"/>
    </style:style>
    <style:style style:name="T12" style:family="text">
      <style:text-properties officeooo:rsid="00217953"/>
    </style:style>
    <style:style style:name="T13" style:family="text">
      <style:text-properties officeooo:rsid="00233fc8"/>
    </style:style>
    <style:style style:name="T14" style:family="text">
      <style:text-properties officeooo:rsid="0029a33b"/>
    </style:style>
    <style:style style:name="T15" style:family="text">
      <style:text-properties officeooo:rsid="002ec1df"/>
    </style:style>
    <style:style style:name="T16" style:family="text">
      <style:text-properties officeooo:rsid="00309a6f"/>
    </style:style>
    <style:style style:name="T17" style:family="text">
      <style:text-properties officeooo:rsid="0031cfa3"/>
    </style:style>
    <style:style style:name="T18" style:family="text">
      <style:text-properties officeooo:rsid="003215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el[ch4_model_training]</text:p>
      <text:p text:style-name="P1">4.6. <text:span text:style-name="T1">Model training</text:span></text:p>
      <text:p text:style-name="P1"/>
      <text:p text:style-name="P2">4.6.1. Data Split</text:p>
      <text:p text:style-name="P2"/>
      <text:p text:style-name="P2"><text:tab/>Traditionally we split our dataset into two sets – <text:span text:style-name="T2">training set, which we use for training of model and so called validation set, which is used only for models performance evaluation. As we discuss in \ref[4.7. model testing], we employ more complex strategy of k-fold cross validation test to obtain more precise results.</text:span></text:p>
      <text:p text:style-name="P2"><text:tab/><text:span text:style-name="T2">The difference between the error achieved on training data and on validation data can be used as a measure of our model overfitting.</text:span></text:p>
      <text:p text:style-name="P2"/>
      <text:p text:style-name="P3">4.6.2. Training Setting</text:p>
      <text:p text:style-name="P3"><text:tab/><text:span text:style-name="T3">We are using backpropagation algorithm to train our models as is supported by the selected Keras framework. We can choose from a selection of optimizers, which control the learning process. We made use of the more automatic optimizers supported by Keras, such as ‘rmsprop’ and ‘adam’ (see ~\cite[adam article]). For greater parametric control we can also select the SGD optimizer.</text:span></text:p>
      <text:p text:style-name="P3"/>
      <text:p text:style-name="P3"><text:tab/><text:span text:style-name="T4">Given the nature of our task, we are solving a regression problem, trying to minimize deviation from scored data. In most models mentioned in \ref[2.2 competition], the task revolves around selecting the correct category to classify objects.</text:span></text:p>
      <text:p text:style-name="P3"><text:tab/><text:span text:style-name="T4">Accordingly we have to select appropriate loss function. We have selected the mean squared error metric with the formula given by Figure \ref[formula].</text:span></text:p>
      <text:p text:style-name="P3"/>
      <text:p text:style-name="P3"><text:tab/><text:span text:style-name="T5">FIG Sum i=0 to n score I – estimate I ^2 / n</text:span></text:p>
      <text:p text:style-name="P4"><text:tab/><text:span text:style-name="T7">\( \frac{1}{n}\sum_{i=0}^{n}(score_{i} - estimate_{i})^{2} \)</text:span></text:p>
      <text:p text:style-name="P3"/>
      <text:p text:style-name="P5">4.6.3. Training stages</text:p>
      <text:p text:style-name="P5"/>
      <text:p text:style-name="P5"><text:tab/><text:span text:style-name="T6">As has been discussed in \ref[4.3.1. model architecture], we are building models by reusing base of other already trained CNN models. In our case we make use of weights loaded from model trained on the ImageNet dataset.</text:span></text:p>
      <text:p text:style-name="P5"><text:tab/><text:span text:style-name="T8">We attach a custom classifier section to base model and try to train it on a new task. In order to preserve the information stored in connections of the base model, we lock its weights and prevent it from retraining. The only weight values which are changing are in the custom top model. This can be understood as a first stage of training the model as illustrated on Figure \ref[fig k 463].</text:span></text:p>
      <text:p text:style-name="P5"/>
      <text:p text:style-name="P5"><text:tab/><text:span text:style-name="T9">FIG 463 [Training stages schematics] Training stages illustrated for feature transfer approach.</text:span></text:p>
      <text:p text:style-name="P5"/>
      <text:p text:style-name="P5"><text:tab/><text:span text:style-name="T10">This is sometimes followed with a finetunning period, where we unlock certain levels of the base CNN model for training. However this is commonly done with customized optimizer setting, so that the changes to the whole model weights are not too drastic. We are also usually not retraining the whole model, because of the computational load this would take.</text:span></text:p>
      <text:p text:style-name="P5"/>
      <text:p text:style-name="P6">4.6.4. Feature Cooking</text:p>
      <text:p text:style-name="P6"><text:tab/><text:span text:style-name="T11">This method is specific to situation when we are training a model with parts, which are frozen, as is in the case of image and mixed model designed in \ref[4.3. models]. We can take advantage of the fact that certain section of the model will never change and precompute the image features for a fixed dataset.</text:span></text:p>
      <text:p text:style-name="P6"><text:soft-page-break/><text:tab/><text:span text:style-name="T12">In this way we can save computational costs associated with training the model. In the end the original model can be rebuilt by loading obtained weight values.</text:span></text:p>
      <text:p text:style-name="P6"><text:tab/><text:span text:style-name="T12">This allows for fast prototyping of the custom top model, even if the whole model composes of many parameters in the frozen base model. For illustration see figure \ref[FIG GI]</text:span></text:p>
      <text:p text:style-name="P6"/>
      <text:p text:style-name="P7"><text:tab/><text:span text:style-name="T13">FIG GI [Reusing saved image features from a file] <text:s/>Reusing saved image features from a file instead of costly computations.</text:span></text:p>
      <text:p text:style-name="P7"/>
      <text:p text:style-name="P8">4.7. Model Evaluation</text:p>
      <text:p text:style-name="P8"/>
      <text:p text:style-name="P10"><text:tab/><text:span text:style-name="T14">As was mentioned in \ref[ch4_model_training] we are using the practice of splitting dataset into training and validation dataset, with the k-fold cross validation technique.</text:span></text:p>
      <text:p text:style-name="P10"/>
      <text:p text:style-name="P10"><text:tab/><text:span text:style-name="T15">In order to prevent from being influenced by the selection bias, we split our entire dataset into k folds and then in sequence we use these to build training datasets and validation datasets. Every fold will take role of validation set for a model, which will train on data composed from all the remaining folds. Each of these will run a full training ended by an evaluation giving us score. Eventually we can calculate the average score with standard deviation.</text:span></text:p>
      <text:p text:style-name="P10"/>
      <text:p text:style-name="P10"><text:tab/><text:span text:style-name="T16">This approach obviously increases the computational requirements, because it repeats the whole experiment for each fold. It is not used while prototyping models, but as a reliable method to later generate score.</text:span></text:p>
      <text:p text:style-name="P10"/>
      <text:p text:style-name="P10"><text:tab/><text:span text:style-name="T17">We have chosen the number of folds to be 10, as is a traditionally recommended approach.</text:span></text:p>
      <text:p text:style-name="P10"/>
      <text:p text:style-name="P11"><text:tab/><text:span text:style-name="T17">Fig [K-fold cross validation] Splitting schema employed in the k-fold cross validation. We are given average score alongside with its standard deviation.</text:span></text:p>
      <text:p text:style-name="P11"/>
      <text:p text:style-name="P12">4.<text:span text:style-name="T18">8</text:span>. <text:span text:style-name="T18">Frameworks and projects</text:span></text:p>
      <text:p text:style-name="P12"/>
      <text:p text:style-name="P12"><text:tab/><text:span text:style-name="T18">The existence of this thesis depends on couple of frameworks which helped it greatly. Framework called “Keras” allowed for fast prototyping of Deep CNN models as well as efficient training environment. Thanks to the Metacentrum project we had access to machines with high enough computational power needed to teach these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3:44.250497719</meta:creation-date>
    <dc:date>2017-06-13T17:47:36.034031675</dc:date>
    <meta:editing-duration>PT1H58M57S</meta:editing-duration>
    <meta:editing-cycles>34</meta:editing-cycles>
    <meta:generator>LibreOffice/5.1.6.2$Linux_X86_64 LibreOffice_project/10m0$Build-2</meta:generator>
    <meta:document-statistic meta:table-count="0" meta:image-count="0" meta:object-count="0" meta:page-count="2" meta:paragraph-count="29" meta:word-count="773" meta:character-count="4774" meta:non-whitespace-character-count="4006"/>
  </office:meta>
</office:document-meta>
</file>